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447cm"/>
    </style:style>
    <style:style style:name="gr2" style:family="graphic" style:parent-style-name="standard">
      <style:graphic-properties draw:stroke-dash="Line_20_with_20_Fine_20_Dots" svg:stroke-width="0.05cm" draw:marker-start-width="0.275cm" draw:marker-end-width="0.275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Ultrafine_20_Dashed" svg:stroke-color="#ff0000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svg:stroke-color="#ff0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stroke-dash="Ultrafine_20_Dashed" svg:stroke-color="#000000" draw:fill="none" draw:fill-color="#ffffff" fo:min-height="0.75cm"/>
    </style:style>
    <style:style style:name="gr7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8" style:family="graphic" style:parent-style-name="standard">
      <style:graphic-properties draw:stroke="solid" draw:stroke-dash="Ultrafine_20_Dashed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stroke-dash="Ultrafine_20_Dashed"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stroke-dash="Ultrafine_20_Dashed" svg:stroke-color="#000000" draw:fill="none" draw:fill-color="#ffffff" fo:min-height="0.25cm"/>
    </style:style>
    <style:style style:name="gr11" style:family="graphic" style:parent-style-name="standard">
      <style:graphic-properties draw:stroke="solid" draw:stroke-dash="Ultrafine_20_Dashed" draw:fill="solid" draw:fill-color="#e6e6e6" draw:textarea-horizontal-align="justify" draw:textarea-vertical-align="middle" draw:auto-grow-height="false"/>
    </style:style>
    <style:style style:name="gr12" style:family="graphic" style:parent-style-name="standard">
      <style:graphic-properties draw:stroke="solid" draw:stroke-dash="Ultrafine_20_Dashed" draw:fill="none" draw:fill-color="#e6e6e6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stroke-dash="Ultrafine_20_Dashed" svg:stroke-color="#000000" draw:fill="none" draw:fill-color="#ffffff" fo:min-height="0.342cm"/>
    </style:style>
    <style:style style:name="gr14" style:family="graphic" style:parent-style-name="standard">
      <style:graphic-properties draw:stroke="none" draw:stroke-dash="Ultrafine_20_Dashed" svg:stroke-color="#000000" draw:fill="none" draw:fill-color="#ffffff" fo:min-height="0.95cm"/>
    </style:style>
    <style:style style:name="gr15" style:family="graphic" style:parent-style-name="standard">
      <style:graphic-properties draw:stroke="none" draw:stroke-dash="Ultrafine_20_Dashed" svg:stroke-color="#000000" draw:fill="none" draw:fill-color="#ffffff" fo:min-height="0.65cm"/>
    </style:style>
    <style:style style:name="gr16" style:family="graphic" style:parent-style-name="standard">
      <style:graphic-properties draw:stroke="none" draw:stroke-dash="Ultrafine_20_Dashed" svg:stroke-color="#000000" draw:fill="none" draw:fill-color="#ffffff" fo:min-height="1cm"/>
    </style:style>
    <style:style style:name="gr17" style:family="graphic" style:parent-style-name="standard">
      <style:graphic-properties draw:stroke="none" draw:stroke-dash="Ultrafine_20_Dashed" svg:stroke-color="#000000" draw:fill="none" draw:fill-color="#ffffff" fo:min-height="5.6cm"/>
    </style:style>
    <style:style style:name="gr18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stroke-dash="Ultrafine_20_Dashed" svg:stroke-color="#000000" draw:fill="none" draw:fill-color="#ffffff" fo:min-height="0.824cm"/>
    </style:style>
    <style:style style:name="gr20" style:family="graphic" style:parent-style-name="standard">
      <style:graphic-properties draw:stroke="none" draw:stroke-dash="Ultrafine_20_Dashed" svg:stroke-color="#000000" draw:fill="none" draw:fill-color="#ffffff" fo:min-height="0.688cm"/>
    </style:style>
    <style:style style:name="gr21" style:family="graphic" style:parent-style-name="standard">
      <style:graphic-properties draw:stroke="none" draw:stroke-dash="Ultrafine_20_Dashed" svg:stroke-color="#000000" draw:fill="none" draw:fill-color="#ffffff" fo:min-height="0.438cm"/>
    </style:style>
    <style:style style:name="gr22" style:family="graphic" style:parent-style-name="standard">
      <style:graphic-properties draw:stroke="none" draw:stroke-dash="Ultrafine_20_Dashed" svg:stroke-color="#000000" draw:fill="none" draw:fill-color="#ffffff" fo:min-height="1.042cm"/>
    </style:style>
    <style:style style:name="gr23" style:family="graphic" style:parent-style-name="standard">
      <style:graphic-properties draw:stroke="solid" draw:stroke-dash="Ultrafine_20_Dashed" draw:fill="solid" draw:fill-color="#ffffcc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stroke-dash="Ultrafine_20_Dashed" svg:stroke-color="#000000" draw:fill="none" draw:fill-color="#ffffff" fo:min-height="0.641cm"/>
    </style:style>
    <style:style style:name="gr25" style:family="graphic" style:parent-style-name="standard">
      <style:graphic-properties draw:stroke="solid" draw:stroke-dash="Ultrafine_20_Dashed" draw:fill="solid" draw:fill-color="#cccccc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stroke-dash="Ultrafine_20_Dashed" svg:stroke-color="#000000" draw:fill="none" draw:fill-color="#ffffff" fo:min-height="0.5cm"/>
    </style:style>
    <style:style style:name="gr27" style:family="graphic" style:parent-style-name="standard">
      <style:graphic-properties draw:stroke="none" draw:stroke-dash="Ultrafine_20_Dashed" svg:stroke-color="#000000" draw:fill="none" draw:fill-color="#ffffff" fo:min-height="0.729cm"/>
    </style:style>
    <style:style style:name="gr28" style:family="graphic" style:parent-style-name="standard">
      <style:graphic-properties draw:stroke="none" draw:stroke-dash="Ultrafine_20_Dashed" svg:stroke-color="#000000" draw:fill="none" draw:fill-color="#ffffff" fo:min-height="1.138cm"/>
    </style:style>
    <style:style style:name="gr29" style:family="graphic" style:parent-style-name="standard">
      <style:graphic-properties draw:stroke="solid" draw:stroke-dash="Ultrafine_20_Dashed" draw:fill="solid" draw:fill-color="#ffffff" draw:textarea-horizontal-align="justify" draw:textarea-vertical-align="middle" draw:auto-grow-height="false"/>
    </style:style>
    <style:style style:name="gr30" style:family="graphic" style:parent-style-name="standard">
      <style:graphic-properties draw:stroke="dash" draw:stroke-dash="Ultrafine_20_Dashed" draw:fill="solid" draw:fill-color="#c0c0c0" draw:textarea-horizontal-align="justify" draw:textarea-vertical-align="middle" draw:auto-grow-height="false"/>
    </style:style>
    <style:style style:name="P1" style:family="paragraph">
      <style:paragraph-properties fo:text-align="start">
        <style:tab-stops>
          <style:tab-stop style:position="0.458cm"/>
        </style:tab-stops>
      </style:paragraph-properties>
      <style:text-properties fo:color="#0000ff"/>
    </style:style>
    <style:style style:name="P2" style:family="paragraph">
      <style:paragraph-properties fo:text-align="start">
        <style:tab-stops>
          <style:tab-stop style:position="0.458cm"/>
        </style:tab-stops>
      </style:paragraph-properties>
      <style:text-properties fo:color="#0000ff"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  <style:text-properties fo:font-size="11pt" style:text-underline-style="solid" style:text-underline-width="auto" style:text-underline-color="font-color" style:font-size-asian="11pt" style:font-size-complex="11pt"/>
    </style:style>
    <style:style style:name="P8" style:family="paragraph">
      <style:paragraph-properties fo:text-align="start"/>
      <style:text-properties fo:color="#000000" style:text-underline-style="solid" style:text-underline-width="auto" style:text-underline-color="font-color"/>
    </style:style>
    <style:style style:name="P9" style:family="paragraph">
      <style:paragraph-properties fo:text-align="start"/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P10" style:family="paragraph">
      <style:paragraph-properties fo:text-align="start"/>
      <style:text-properties fo:color="#000000" fo:font-size="10pt" style:text-underline-style="solid" style:text-underline-width="auto" style:text-underline-color="font-color" style:font-size-asian="10pt" style:font-size-complex="10pt"/>
    </style:style>
    <style:style style:name="P11" style:family="paragraph">
      <style:text-properties fo:color="#0000ff" style:text-underline-style="solid" style:text-underline-width="auto" style:text-underline-color="font-color"/>
    </style:style>
    <style:style style:name="P12" style:family="paragraph">
      <style:paragraph-properties fo:text-align="start"/>
    </style:style>
    <style:style style:name="T1" style:family="text">
      <style:text-properties fo:color="#0000ff"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color="#0000ff" fo:font-size="10pt" style:font-size-asian="10pt" style:font-size-complex="10pt"/>
    </style:style>
    <style:style style:name="T3" style:family="text">
      <style:text-properties fo:color="#0000ff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0000ff" fo:font-size="11pt" style:text-underline-style="solid" style:text-underline-width="auto" style:text-underline-color="font-color" style:font-size-asian="11pt" style:font-size-complex="11pt"/>
    </style:style>
    <style:style style:name="T10" style:family="text">
      <style:text-properties fo:font-size="11pt" style:text-underline-style="none" style:font-size-asian="11pt" style:font-size-complex="11pt"/>
    </style:style>
    <style:style style:name="T11" style:family="text">
      <style:text-properties style:text-underline-style="none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color="#000000" fo:font-size="11pt" style:text-underline-style="none" style:font-size-asian="11pt" style:font-size-complex="11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T17" style:family="text">
      <style:text-properties fo:color="#0000ff" fo:font-size="13pt" style:text-underline-style="solid" style:text-underline-width="auto" style:text-underline-color="font-color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2" draw:layer="controls" svg:width="10.693cm" svg:height="0.697cm" svg:x="2.307cm" svg:y="4.5cm">
          <draw:text-box>
            <text:p text:style-name="P1"><text:span text:style-name="T1">Home</text:span><text:span text:style-name="T2"> <text:s/></text:span><text:span text:style-name="T1">Mypage</text:span><text:span text:style-name="T2"> <text:s/></text:span><text:span text:style-name="T1">Projects</text:span><text:span text:style-name="T2"> <text:s/></text:span><text:span text:style-name="T3">DailyTODOs</text:span><text:span text:style-name="T2"> <text:s/></text:span><text:span text:style-name="T1">Administration</text:span><text:span text:style-name="T2"> <text:s/></text:span><text:span text:style-name="T1">Help</text:span></text:p>
          </draw:text-box>
        </draw:frame>
        <draw:custom-shape draw:style-name="gr2" draw:text-style-name="P3" draw:layer="controls" svg:width="17cm" svg:height="4cm" svg:x="2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controls" svg:width="18cm" svg:height="6.7cm" svg:x="1.8cm" svg:y="10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controls" svg:width="2cm" svg:height="1cm" svg:x="6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controls" svg:x1="7.8cm" svg:y1="5.5cm" svg:x2="7.791cm" svg:y2="7cm">
          <text:p/>
        </draw:line>
        <draw:frame draw:style-name="gr6" draw:text-style-name="P4" draw:layer="controls" svg:width="3.5cm" svg:height="1cm" svg:x="1.8cm" svg:y="10.3cm">
          <draw:text-box>
            <text:p text:style-name="P4"><text:span text:style-name="T4">Daily Todos</text:span></text:p>
          </draw:text-box>
        </draw:frame>
        <draw:line draw:style-name="gr7" draw:text-style-name="P3" draw:layer="controls" svg:x1="1.8cm" svg:y1="11cm" svg:x2="19.8cm" svg:y2="11cm">
          <text:p/>
        </draw:line>
        <draw:frame draw:style-name="gr6" draw:layer="controls" svg:width="10cm" svg:height="1cm" svg:x="2.8cm" svg:y="9.6cm">
          <draw:text-box>
            <text:p><text:span text:style-name="T5">/root/daily_todos/all_users/:date</text:span></text:p>
          </draw:text-box>
        </draw:frame>
        <draw:frame draw:style-name="gr6" draw:layer="controls" svg:width="2.5cm" svg:height="1cm" svg:x="2.1cm" svg:y="11.1cm">
          <draw:text-box>
            <text:p><text:span text:style-name="T6">2010-02-17</text:span></text:p>
          </draw:text-box>
        </draw:frame>
        <draw:custom-shape draw:style-name="gr8" draw:text-style-name="P3" draw:layer="controls" svg:width="2.5cm" svg:height="0.5cm" svg:x="2.1cm" svg:y="11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controls" svg:width="1cm" svg:height="0.5cm" svg:x="4.8cm" svg:y="11.2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0" draw:layer="controls" svg:width="1.5cm" svg:height="0.611cm" svg:x="4.7cm" svg:y="11.189cm">
          <draw:text-box>
            <text:p><text:span text:style-name="T7">View</text:span></text:p>
          </draw:text-box>
        </draw:frame>
        <draw:custom-shape draw:style-name="gr11" draw:text-style-name="P3" draw:layer="controls" svg:width="17cm" svg:height="0.5cm" svg:x="2.3cm" svg:y="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controls" svg:width="17cm" svg:height="1cm" svg:x="2.3cm" svg:y="12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controls" svg:width="17cm" svg:height="1cm" svg:x="2.3cm" svg:y="13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controls" svg:width="17cm" svg:height="1cm" svg:x="2.3cm" svg:y="14.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controls" svg:x1="5.3cm" svg:y1="12cm" svg:x2="5.3cm" svg:y2="15.5cm">
          <text:p/>
        </draw:line>
        <draw:line draw:style-name="gr7" draw:text-style-name="P3" draw:layer="controls" svg:x1="13.8cm" svg:y1="12cm" svg:x2="13.8cm" svg:y2="15.5cm">
          <text:p/>
        </draw:line>
        <draw:line draw:style-name="gr7" draw:text-style-name="P3" draw:layer="controls" svg:x1="10.8cm" svg:y1="12cm" svg:x2="10.8cm" svg:y2="15.5cm">
          <text:p/>
        </draw:line>
        <draw:frame draw:style-name="gr13" draw:text-style-name="P5" draw:layer="controls" svg:width="1.613cm" svg:height="0.746cm" svg:x="3.187cm" svg:y="11.908cm">
          <draw:text-box>
            <text:p><text:span text:style-name="T8">User</text:span></text:p>
          </draw:text-box>
        </draw:frame>
        <draw:frame draw:style-name="gr13" draw:text-style-name="P5" draw:layer="controls" svg:width="1.613cm" svg:height="0.746cm" svg:x="7.4cm" svg:y="11.854cm">
          <draw:text-box>
            <text:p><text:span text:style-name="T8">Plan</text:span></text:p>
          </draw:text-box>
        </draw:frame>
        <draw:frame draw:style-name="gr13" draw:text-style-name="P5" draw:layer="controls" svg:width="1.613cm" svg:height="0.746cm" svg:x="11.687cm" svg:y="11.854cm">
          <draw:text-box>
            <text:p><text:span text:style-name="T8">Time</text:span></text:p>
          </draw:text-box>
        </draw:frame>
        <draw:frame draw:style-name="gr13" draw:text-style-name="P5" draw:layer="controls" svg:width="1.729cm" svg:height="0.746cm" svg:x="16.071cm" svg:y="11.871cm">
          <draw:text-box>
            <text:p><text:span text:style-name="T8">Result</text:span></text:p>
          </draw:text-box>
        </draw:frame>
        <draw:frame draw:style-name="gr14" draw:text-style-name="P7" draw:layer="controls" svg:width="3.2cm" svg:height="1.241cm" svg:x="2.3cm" svg:y="12.4cm">
          <draw:text-box>
            <text:p text:style-name="P6"><text:span text:style-name="T9">Username1</text:span></text:p>
            <text:p text:style-name="P6"><text:span text:style-name="T10">lunch_time</text:span></text:p>
          </draw:text-box>
        </draw:frame>
        <draw:frame draw:style-name="gr14" draw:text-style-name="P7" draw:layer="controls" svg:width="3.2cm" svg:height="1.241cm" svg:x="2.2cm" svg:y="13.359cm">
          <draw:text-box>
            <text:p text:style-name="P6"><text:span text:style-name="T9">Username2</text:span></text:p>
            <text:p text:style-name="P6"><text:span text:style-name="T10">lunch_time</text:span></text:p>
          </draw:text-box>
        </draw:frame>
        <draw:frame draw:style-name="gr14" draw:text-style-name="P7" draw:layer="controls" svg:width="3.2cm" svg:height="1.241cm" svg:x="2.1cm" svg:y="14.359cm">
          <draw:text-box>
            <text:p text:style-name="P6"><text:span text:style-name="T9">Username3</text:span></text:p>
            <text:p text:style-name="P6"><text:span text:style-name="T10">lunch_time</text:span></text:p>
          </draw:text-box>
        </draw:frame>
        <draw:frame draw:style-name="gr14" draw:text-style-name="P9" draw:layer="controls" svg:width="3.2cm" svg:height="1.2cm" svg:x="5.1cm" svg:y="12.4cm">
          <draw:text-box>
            <text:p text:style-name="P8"><text:span text:style-name="T10">Learn ruby</text:span></text:p>
          </draw:text-box>
        </draw:frame>
        <draw:frame draw:style-name="gr14" draw:text-style-name="P9" draw:layer="controls" svg:width="3.2cm" svg:height="1.2cm" svg:x="13.7cm" svg:y="12.4cm">
          <draw:text-box>
            <text:p text:style-name="P8"><text:span text:style-name="T10">abcd...</text:span></text:p>
          </draw:text-box>
        </draw:frame>
        <draw:frame draw:style-name="gr15" draw:text-style-name="P10" draw:layer="controls" svg:width="3.2cm" svg:height="0.9cm" svg:x="10.8cm" svg:y="12.6cm">
          <draw:text-box>
            <text:p text:style-name="P10"><text:span text:style-name="T11">9:30 - 10:00</text:span></text:p>
          </draw:text-box>
        </draw:frame>
        <draw:frame draw:style-name="gr14" draw:text-style-name="P9" draw:layer="controls" svg:width="5cm" svg:height="1.2cm" svg:x="5.1cm" svg:y="13.5cm">
          <draw:text-box>
            <text:p text:style-name="P8"><text:span text:style-name="T10">Draw redmine's view</text:span></text:p>
          </draw:text-box>
        </draw:frame>
        <draw:frame draw:style-name="gr14" draw:text-style-name="P9" draw:layer="controls" svg:width="5cm" svg:height="1.2cm" svg:x="5.1cm" svg:y="14.4cm">
          <draw:text-box>
            <text:p text:style-name="P8"><text:span text:style-name="T10">meeting</text:span></text:p>
          </draw:text-box>
        </draw:frame>
        <draw:frame draw:style-name="gr15" draw:text-style-name="P10" draw:layer="controls" svg:width="3.2cm" svg:height="0.9cm" svg:x="10.8cm" svg:y="13.6cm">
          <draw:text-box>
            <text:p text:style-name="P10"><text:span text:style-name="T11">9:30 - 10:00</text:span></text:p>
          </draw:text-box>
        </draw:frame>
        <draw:frame draw:style-name="gr15" draw:text-style-name="P10" draw:layer="controls" svg:width="3.2cm" svg:height="0.9cm" svg:x="10.8cm" svg:y="14.6cm">
          <draw:text-box>
            <text:p text:style-name="P10"><text:span text:style-name="T11">9:30 - 10:00</text:span></text:p>
          </draw:text-box>
        </draw:frame>
        <draw:frame draw:style-name="gr16" draw:layer="controls" svg:width="2cm" svg:height="1.25cm" svg:x="1.6cm" svg:y="3.5cm">
          <draw:text-box>
            <text:p>1</text:p>
          </draw:text-box>
        </draw:frame>
        <draw:frame draw:style-name="gr17" draw:layer="controls" svg:width="1.5cm" svg:height="1.25cm" svg:x="1.3cm" svg:y="9.4cm">
          <draw:text-box>
            <text:p>1.1</text:p>
          </draw:text-box>
        </draw:frame>
        <draw:custom-shape draw:style-name="gr18" draw:text-style-name="P3" draw:layer="controls" svg:width="0.771cm" svg:height="0.75cm" svg:x="7.412cm" svg:y="7.179cm">
          <text:p text:style-name="P3"><text:span text:style-name="T12">1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controls" svg:width="18cm" svg:height="8.729cm" svg:x="1.8cm" svg:y="19.55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controls" svg:width="3.5cm" svg:height="1cm" svg:x="1.8cm" svg:y="19.555cm">
          <draw:text-box>
            <text:p text:style-name="P4"><text:span text:style-name="T4">Daily Todos</text:span></text:p>
          </draw:text-box>
        </draw:frame>
        <draw:line draw:style-name="gr7" draw:text-style-name="P3" draw:layer="controls" svg:x1="1.8cm" svg:y1="20.255cm" svg:x2="19.8cm" svg:y2="20.255cm">
          <text:p/>
        </draw:line>
        <draw:frame draw:style-name="gr6" draw:layer="controls" svg:width="10cm" svg:height="1cm" svg:x="3.3cm" svg:y="18.855cm">
          <draw:text-box>
            <text:p><text:span text:style-name="T5">/root/daily_todos/one_user/:user_id/:date</text:span></text:p>
          </draw:text-box>
        </draw:frame>
        <draw:frame draw:style-name="gr6" draw:layer="controls" svg:width="2.5cm" svg:height="1cm" svg:x="2.1cm" svg:y="20.355cm">
          <draw:text-box>
            <text:p><text:span text:style-name="T6">2010-02-17</text:span></text:p>
          </draw:text-box>
        </draw:frame>
        <draw:custom-shape draw:style-name="gr8" draw:text-style-name="P3" draw:layer="controls" svg:width="2.5cm" svg:height="0.5cm" svg:x="2.1cm" svg:y="20.4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controls" svg:width="1cm" svg:height="0.5cm" svg:x="4.8cm" svg:y="20.45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0" draw:layer="controls" svg:width="1.5cm" svg:height="0.611cm" svg:x="4.7cm" svg:y="20.444cm">
          <draw:text-box>
            <text:p><text:span text:style-name="T7">View</text:span></text:p>
          </draw:text-box>
        </draw:frame>
        <draw:custom-shape draw:style-name="gr11" draw:text-style-name="P3" draw:layer="controls" svg:width="17cm" svg:height="0.5cm" svg:x="2.3cm" svg:y="21.2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controls" svg:width="17cm" svg:height="1.995cm" svg:x="2.3cm" svg:y="21.7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controls" svg:width="17cm" svg:height="1cm" svg:x="2.306cm" svg:y="26.58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controls" svg:x1="5.3cm" svg:y1="21.255cm" svg:x2="5.292cm" svg:y2="23.733cm">
          <text:p/>
        </draw:line>
        <draw:line draw:style-name="gr7" draw:text-style-name="P3" draw:layer="controls" svg:x1="12.5cm" svg:y1="21.255cm" svg:x2="12.483cm" svg:y2="23.733cm">
          <text:p/>
        </draw:line>
        <draw:line draw:style-name="gr7" draw:text-style-name="P3" draw:layer="controls" svg:x1="9.9cm" svg:y1="21.297cm" svg:x2="9.896cm" svg:y2="23.786cm">
          <text:p/>
        </draw:line>
        <draw:frame draw:style-name="gr13" draw:text-style-name="P5" draw:layer="controls" svg:width="1.613cm" svg:height="0.746cm" svg:x="3.187cm" svg:y="21.163cm">
          <draw:text-box>
            <text:p><text:span text:style-name="T8">Date</text:span></text:p>
          </draw:text-box>
        </draw:frame>
        <draw:frame draw:style-name="gr13" draw:text-style-name="P5" draw:layer="controls" svg:width="1.613cm" svg:height="0.746cm" svg:x="7.4cm" svg:y="21.109cm">
          <draw:text-box>
            <text:p><text:span text:style-name="T8">Plan</text:span></text:p>
          </draw:text-box>
        </draw:frame>
        <draw:frame draw:style-name="gr13" draw:text-style-name="P5" draw:layer="controls" svg:width="1.613cm" svg:height="0.746cm" svg:x="10.387cm" svg:y="21.109cm">
          <draw:text-box>
            <text:p><text:span text:style-name="T8">Time</text:span></text:p>
          </draw:text-box>
        </draw:frame>
        <draw:frame draw:style-name="gr13" draw:text-style-name="P5" draw:layer="controls" svg:width="1.729cm" svg:height="0.746cm" svg:x="13.971cm" svg:y="21.126cm">
          <draw:text-box>
            <text:p><text:span text:style-name="T8">Result</text:span></text:p>
          </draw:text-box>
        </draw:frame>
        <draw:frame draw:style-name="gr14" draw:text-style-name="P7" draw:layer="controls" svg:width="3.2cm" svg:height="1.241cm" svg:x="2.2cm" svg:y="22.155cm">
          <draw:text-box>
            <text:p text:style-name="P6"><text:span text:style-name="T13">2010-02-17</text:span></text:p>
            <text:p text:style-name="P6"><text:span text:style-name="T10">lunch_time</text:span></text:p>
          </draw:text-box>
        </draw:frame>
        <draw:frame draw:style-name="gr14" draw:text-style-name="P9" draw:layer="controls" svg:width="3.2cm" svg:height="1.2cm" svg:x="5.1cm" svg:y="21.655cm">
          <draw:text-box>
            <text:p text:style-name="P8"><text:span text:style-name="T10">Learn ruby</text:span></text:p>
          </draw:text-box>
        </draw:frame>
        <draw:frame draw:style-name="gr14" draw:text-style-name="P9" draw:layer="controls" svg:width="3.2cm" svg:height="1.2cm" svg:x="12.3cm" svg:y="21.655cm">
          <draw:text-box>
            <text:p text:style-name="P8"><text:span text:style-name="T10">abcd...</text:span></text:p>
          </draw:text-box>
        </draw:frame>
        <draw:frame draw:style-name="gr15" draw:text-style-name="P10" draw:layer="controls" svg:width="3.2cm" svg:height="0.9cm" svg:x="9.8cm" svg:y="21.855cm">
          <draw:text-box>
            <text:p text:style-name="P10"><text:span text:style-name="T11">9:30 - 10:00</text:span></text:p>
          </draw:text-box>
        </draw:frame>
        <draw:frame draw:style-name="gr14" draw:text-style-name="P9" draw:layer="controls" svg:width="5cm" svg:height="1.2cm" svg:x="5.1cm" svg:y="22.755cm">
          <draw:text-box>
            <text:p text:style-name="P8"><text:span text:style-name="T10">Draw redmine's view</text:span></text:p>
          </draw:text-box>
        </draw:frame>
        <draw:frame draw:style-name="gr15" draw:text-style-name="P10" draw:layer="controls" svg:width="3.2cm" svg:height="0.9cm" svg:x="9.8cm" svg:y="22.855cm">
          <draw:text-box>
            <text:p text:style-name="P10"><text:span text:style-name="T11">10:00 - 11:00</text:span></text:p>
          </draw:text-box>
        </draw:frame>
        <draw:frame draw:style-name="gr19" draw:layer="controls" svg:width="2.589cm" svg:height="1.074cm" svg:x="1.3cm" svg:y="18.655cm">
          <draw:text-box>
            <text:p>1.11a</text:p>
          </draw:text-box>
        </draw:frame>
        <draw:frame draw:style-name="gr14" draw:text-style-name="P7" draw:layer="controls" svg:width="3.2cm" svg:height="1.241cm" svg:x="2.16cm" svg:y="26.461cm">
          <draw:text-box>
            <text:p text:style-name="P6"><text:span text:style-name="T13">2010-02-16</text:span></text:p>
            <text:p text:style-name="P6"><text:span text:style-name="T10">lunch_time</text:span></text:p>
          </draw:text-box>
        </draw:frame>
        <draw:line draw:style-name="gr7" draw:text-style-name="P3" draw:layer="controls" svg:x1="19.271cm" svg:y1="22.729cm" svg:x2="5.229cm" svg:y2="22.729cm">
          <text:p/>
        </draw:line>
        <draw:line draw:style-name="gr7" draw:text-style-name="P3" draw:layer="controls" svg:x1="17.562cm" svg:y1="21.25cm" svg:x2="17.568cm" svg:y2="23.733cm">
          <text:p/>
        </draw:line>
        <draw:frame draw:style-name="gr20" draw:text-style-name="P11" draw:layer="controls" svg:width="2.105cm" svg:height="0.938cm" svg:x="17.771cm" svg:y="21.625cm">
          <draw:text-box>
            <text:p text:style-name="P11"><text:span text:style-name="T9">Edit</text:span></text:p>
          </draw:text-box>
        </draw:frame>
        <draw:custom-shape draw:style-name="gr9" draw:text-style-name="P3" draw:layer="controls" svg:width="1.22cm" svg:height="0.5cm" svg:x="17.846cm" svg:y="22.199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1" draw:layer="controls" svg:width="1.833cm" svg:height="0.696cm" svg:x="17.667cm" svg:y="22.104cm">
          <draw:text-box>
            <text:p><text:span text:style-name="T14">Delete</text:span></text:p>
          </draw:text-box>
        </draw:frame>
        <draw:custom-shape draw:style-name="gr9" draw:text-style-name="P3" draw:layer="controls" svg:width="1.22cm" svg:height="0.5cm" svg:x="17.989cm" svg:y="27.083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3" draw:layer="controls" svg:width="1.22cm" svg:height="0.5cm" svg:x="17.883cm" svg:y="23.199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1" draw:layer="controls" svg:width="1.833cm" svg:height="0.696cm" svg:x="17.81cm" svg:y="26.994cm">
          <draw:text-box>
            <text:p><text:span text:style-name="T14">Delete</text:span></text:p>
          </draw:text-box>
        </draw:frame>
        <draw:frame draw:style-name="gr21" draw:layer="controls" svg:width="1.833cm" svg:height="0.696cm" svg:x="17.709cm" svg:y="23.104cm">
          <draw:text-box>
            <text:p><text:span text:style-name="T14">Delete</text:span></text:p>
          </draw:text-box>
        </draw:frame>
        <draw:frame draw:style-name="gr20" draw:text-style-name="P11" draw:layer="controls" svg:width="2.105cm" svg:height="0.938cm" svg:x="17.921cm" svg:y="26.393cm">
          <draw:text-box>
            <text:p text:style-name="P11"><text:span text:style-name="T9">New</text:span></text:p>
          </draw:text-box>
        </draw:frame>
        <draw:frame draw:style-name="gr20" draw:text-style-name="P11" draw:layer="controls" svg:width="2.105cm" svg:height="0.938cm" svg:x="17.895cm" svg:y="22.584cm">
          <draw:text-box>
            <text:p text:style-name="P11"><text:span text:style-name="T9">Edit</text:span></text:p>
          </draw:text-box>
        </draw:frame>
        <draw:custom-shape draw:style-name="gr4" draw:text-style-name="P3" draw:layer="controls" svg:width="2.396cm" svg:height="0.75cm" svg:x="2.645cm" svg:y="14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controls" svg:x1="4.812cm" svg:y1="15.063cm" svg:x2="5.833cm" svg:y2="16.251cm">
          <text:p/>
        </draw:line>
        <draw:custom-shape draw:style-name="gr18" draw:text-style-name="P3" draw:layer="controls" svg:width="1.296cm" svg:height="0.925cm" svg:x="5.829cm" svg:y="16.096cm">
          <text:p text:style-name="P3"><text:span text:style-name="T12">1.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controls" svg:width="2.396cm" svg:height="0.75cm" svg:x="2.645cm" svg:y="14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controls" svg:width="0.979cm" svg:height="0.75cm" svg:x="17.854cm" svg:y="21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controls" svg:x1="18.918cm" svg:y1="22.04cm" svg:x2="20.373cm" svg:y2="24.527cm">
          <text:p/>
        </draw:line>
        <draw:line draw:style-name="gr5" draw:text-style-name="P3" draw:layer="controls" svg:x1="18.653cm" svg:y1="27.702cm" svg:x2="17.886cm" svg:y2="28.7cm">
          <text:p/>
        </draw:line>
        <draw:line draw:style-name="gr5" draw:text-style-name="P3" draw:layer="controls" svg:x1="18.153cm" svg:y1="26.905cm" svg:x2="14.155cm" svg:y2="29.052cm">
          <text:p/>
        </draw:line>
        <draw:custom-shape draw:style-name="gr18" draw:text-style-name="P3" draw:layer="controls" svg:width="1.296cm" svg:height="0.925cm" svg:x="12.955cm" svg:y="28.7cm">
          <text:p text:style-name="P3"><text:span text:style-name="T12">1.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controls" svg:width="1.296cm" svg:height="0.925cm" svg:x="19.704cm" svg:y="24.661cm">
          <text:p text:style-name="P3"><text:span text:style-name="T12">1.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controls" svg:width="1.58cm" svg:height="0.925cm" svg:x="16.835cm" svg:y="28.7cm">
          <text:p text:style-name="P3"><text:span text:style-name="T12">1.1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controls" svg:width="17cm" svg:height="0.417cm" svg:x="2.297cm" svg:y="27.605cm">
          <text:p/>
          <draw:enhanced-geometry svg:viewBox="0 0 21600 21600" draw:type="rectangle" draw:enhanced-path="M 0 0 L 21600 0 21600 21600 0 21600 0 0 Z N"/>
        </draw:custom-shape>
        <draw:frame draw:style-name="gr22" draw:layer="controls" svg:width="2.355cm" svg:height="1.292cm" svg:x="2.507cm" svg:y="27.075cm">
          <draw:text-box>
            <text:p>...</text:p>
          </draw:text-box>
        </draw:frame>
        <draw:custom-shape draw:style-name="gr23" draw:text-style-name="P12" draw:layer="controls" svg:width="8.07cm" svg:height="1.243cm" svg:x="10.901cm" svg:y="23.972cm">
          <text:p text:style-name="P12"><text:span text:style-name="T15">Comment .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標準">
        <office:forms form:automatic-focus="false" form:apply-design-mode="false"/>
        <draw:custom-shape draw:style-name="gr3" draw:text-style-name="P3" draw:layer="controls" svg:width="18cm" svg:height="8.262cm" svg:x="1.923cm" svg:y="2.82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controls" svg:width="3.5cm" svg:height="1cm" svg:x="1.923cm" svg:y="2.825cm">
          <draw:text-box>
            <text:p text:style-name="P4"><text:span text:style-name="T4">Daily Todos</text:span></text:p>
          </draw:text-box>
        </draw:frame>
        <draw:line draw:style-name="gr7" draw:text-style-name="P3" draw:layer="controls" svg:x1="1.923cm" svg:y1="3.525cm" svg:x2="19.923cm" svg:y2="3.525cm">
          <text:p/>
        </draw:line>
        <draw:frame draw:style-name="gr6" draw:layer="controls" svg:width="10cm" svg:height="1cm" svg:x="3.223cm" svg:y="2.125cm">
          <draw:text-box>
            <text:p><text:span text:style-name="T5">/root/daily_todos/one_users/:user_id/edit</text:span></text:p>
          </draw:text-box>
        </draw:frame>
        <draw:frame draw:style-name="gr6" draw:layer="controls" svg:width="2.5cm" svg:height="1cm" svg:x="2.223cm" svg:y="3.925cm">
          <draw:text-box>
            <text:p><text:span text:style-name="T6">2010-02-17</text:span></text:p>
          </draw:text-box>
        </draw:frame>
        <draw:custom-shape draw:style-name="gr11" draw:text-style-name="P3" draw:layer="controls" svg:width="17cm" svg:height="0.5cm" svg:x="2.423cm" svg:y="4.5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controls" svg:width="17cm" svg:height="2.021cm" svg:x="2.423cm" svg:y="5.0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controls" svg:width="17cm" svg:height="2.104cm" svg:x="2.423cm" svg:y="7.02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controls" svg:x1="13.223cm" svg:y1="4.525cm" svg:x2="13.277cm" svg:y2="9.129cm">
          <text:p/>
        </draw:line>
        <draw:line draw:style-name="gr7" draw:text-style-name="P3" draw:layer="controls" svg:x1="10.223cm" svg:y1="4.525cm" svg:x2="10.256cm" svg:y2="9.066cm">
          <text:p/>
        </draw:line>
        <draw:frame draw:style-name="gr13" draw:text-style-name="P5" draw:layer="controls" svg:width="1.613cm" svg:height="0.746cm" svg:x="5.423cm" svg:y="4.379cm">
          <draw:text-box>
            <text:p><text:span text:style-name="T8">Plan</text:span></text:p>
          </draw:text-box>
        </draw:frame>
        <draw:frame draw:style-name="gr13" draw:text-style-name="P5" draw:layer="controls" svg:width="1.613cm" svg:height="0.746cm" svg:x="11.01cm" svg:y="4.379cm">
          <draw:text-box>
            <text:p><text:span text:style-name="T8">Time</text:span></text:p>
          </draw:text-box>
        </draw:frame>
        <draw:frame draw:style-name="gr13" draw:text-style-name="P5" draw:layer="controls" svg:width="1.729cm" svg:height="0.746cm" svg:x="15.494cm" svg:y="4.396cm">
          <draw:text-box>
            <text:p><text:span text:style-name="T8">Result</text:span></text:p>
          </draw:text-box>
        </draw:frame>
        <draw:frame draw:style-name="gr14" draw:text-style-name="P9" draw:layer="controls" svg:width="3.2cm" svg:height="1.2cm" svg:x="2.323cm" svg:y="5.125cm">
          <draw:text-box>
            <text:p text:style-name="P8"><text:span text:style-name="T10">Learn ruby</text:span></text:p>
          </draw:text-box>
        </draw:frame>
        <draw:frame draw:style-name="gr14" draw:text-style-name="P9" draw:layer="controls" svg:width="3.2cm" svg:height="1.2cm" svg:x="13.323cm" svg:y="4.925cm">
          <draw:text-box>
            <text:p text:style-name="P8"><text:span text:style-name="T10">abcd...</text:span></text:p>
          </draw:text-box>
        </draw:frame>
        <draw:frame draw:style-name="gr15" draw:text-style-name="P10" draw:layer="controls" svg:width="3.2cm" svg:height="0.9cm" svg:x="10.423cm" svg:y="5.525cm">
          <draw:text-box>
            <text:p text:style-name="P10"><text:span text:style-name="T11">9:30 - 10:00</text:span></text:p>
          </draw:text-box>
        </draw:frame>
        <draw:frame draw:style-name="gr14" draw:text-style-name="P9" draw:layer="controls" svg:width="5cm" svg:height="1.2cm" svg:x="2.423cm" svg:y="6.925cm">
          <draw:text-box>
            <text:p text:style-name="P8"><text:span text:style-name="T10">meeting</text:span></text:p>
          </draw:text-box>
        </draw:frame>
        <draw:frame draw:style-name="gr24" draw:layer="controls" svg:width="2.021cm" svg:height="1.064cm" svg:x="1.423cm" svg:y="1.925cm">
          <draw:text-box>
            <text:p>1.12</text:p>
          </draw:text-box>
        </draw:frame>
        <draw:frame draw:style-name="gr15" draw:text-style-name="P10" draw:layer="controls" svg:width="3.2cm" svg:height="0.9cm" svg:x="10.348cm" svg:y="7.626cm">
          <draw:text-box>
            <text:p text:style-name="P10"><text:span text:style-name="T11">10:00 - 11:00</text:span></text:p>
          </draw:text-box>
        </draw:frame>
        <draw:custom-shape draw:style-name="gr8" draw:text-style-name="P3" draw:layer="controls" svg:width="7.667cm" svg:height="1.854cm" svg:x="2.485cm" svg:y="5.1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controls" svg:width="7.667cm" svg:height="1.958cm" svg:x="2.486cm" svg:y="7.1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controls" svg:width="6.064cm" svg:height="1.854cm" svg:x="13.277cm" svg:y="5.0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controls" svg:width="6.064cm" svg:height="1.937cm" svg:x="13.298cm" svg:y="7.12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controls" svg:width="1.562cm" svg:height="0.562cm" svg:x="17.49cm" svg:y="9.342cm">
          <text:p text:style-name="P3"><text:span text:style-name="T14">Add pla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6" draw:text-style-name="P11" draw:layer="controls" svg:width="2.021cm" svg:height="0.793cm" svg:x="1.964cm" svg:y="10.379cm">
          <draw:text-box>
            <text:p text:style-name="P11"><text:span text:style-name="T16">Cancel</text:span></text:p>
          </draw:text-box>
        </draw:frame>
        <draw:custom-shape draw:style-name="gr25" draw:text-style-name="P3" draw:layer="controls" svg:width="1.562cm" svg:height="0.562cm" svg:x="3.761cm" svg:y="10.487cm">
          <text:p text:style-name="P3"><text:span text:style-name="T14">Sav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draw:layer="controls" svg:width="18cm" svg:height="6.884cm" svg:x="1.976cm" svg:y="14.59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controls" svg:width="3.5cm" svg:height="1cm" svg:x="1.976cm" svg:y="14.598cm">
          <draw:text-box>
            <text:p text:style-name="P4"><text:span text:style-name="T4">Daily Todos</text:span></text:p>
          </draw:text-box>
        </draw:frame>
        <draw:line draw:style-name="gr7" draw:text-style-name="P3" draw:layer="controls" svg:x1="1.976cm" svg:y1="15.298cm" svg:x2="19.976cm" svg:y2="15.298cm">
          <text:p/>
        </draw:line>
        <draw:frame draw:style-name="gr6" draw:layer="controls" svg:width="10cm" svg:height="1cm" svg:x="3.276cm" svg:y="13.898cm">
          <draw:text-box>
            <text:p><text:span text:style-name="T5">/root/daily_todos/one_users/new/:date</text:span></text:p>
          </draw:text-box>
        </draw:frame>
        <draw:frame draw:style-name="gr6" draw:layer="controls" svg:width="2.5cm" svg:height="1cm" svg:x="2.276cm" svg:y="15.698cm">
          <draw:text-box>
            <text:p><text:span text:style-name="T6">2010-02-17</text:span></text:p>
          </draw:text-box>
        </draw:frame>
        <draw:custom-shape draw:style-name="gr11" draw:text-style-name="P3" draw:layer="controls" svg:width="17cm" svg:height="0.5cm" svg:x="2.476cm" svg:y="16.2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controls" svg:width="17cm" svg:height="2.021cm" svg:x="2.476cm" svg:y="16.798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controls" svg:x1="13.276cm" svg:y1="16.298cm" svg:x2="13.282cm" svg:y2="18.73cm">
          <text:p/>
        </draw:line>
        <draw:line draw:style-name="gr7" draw:text-style-name="P3" draw:layer="controls" svg:x1="10.276cm" svg:y1="16.298cm" svg:x2="10.292cm" svg:y2="18.757cm">
          <text:p/>
        </draw:line>
        <draw:frame draw:style-name="gr13" draw:text-style-name="P5" draw:layer="controls" svg:width="1.613cm" svg:height="0.746cm" svg:x="5.476cm" svg:y="16.152cm">
          <draw:text-box>
            <text:p><text:span text:style-name="T8">Plan</text:span></text:p>
          </draw:text-box>
        </draw:frame>
        <draw:frame draw:style-name="gr13" draw:text-style-name="P5" draw:layer="controls" svg:width="1.613cm" svg:height="0.746cm" svg:x="11.063cm" svg:y="16.152cm">
          <draw:text-box>
            <text:p><text:span text:style-name="T8">Time</text:span></text:p>
          </draw:text-box>
        </draw:frame>
        <draw:frame draw:style-name="gr13" draw:text-style-name="P5" draw:layer="controls" svg:width="1.729cm" svg:height="0.746cm" svg:x="15.547cm" svg:y="16.169cm">
          <draw:text-box>
            <text:p><text:span text:style-name="T8">Result</text:span></text:p>
          </draw:text-box>
        </draw:frame>
        <draw:frame draw:style-name="gr15" draw:text-style-name="P10" draw:layer="controls" svg:width="3.2cm" svg:height="0.9cm" svg:x="10.476cm" svg:y="17.298cm">
          <draw:text-box>
            <text:p text:style-name="P10"><text:span text:style-name="T11">9:30 - 9:30</text:span></text:p>
          </draw:text-box>
        </draw:frame>
        <draw:frame draw:style-name="gr24" draw:layer="controls" svg:width="2.021cm" svg:height="1.064cm" svg:x="1.476cm" svg:y="13.698cm">
          <draw:text-box>
            <text:p>1.13</text:p>
          </draw:text-box>
        </draw:frame>
        <draw:custom-shape draw:style-name="gr8" draw:text-style-name="P3" draw:layer="controls" svg:width="7.667cm" svg:height="1.854cm" svg:x="2.538cm" svg:y="16.8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controls" svg:width="6.064cm" svg:height="1.854cm" svg:x="13.33cm" svg:y="16.8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controls" svg:width="1.562cm" svg:height="0.562cm" svg:x="17.86cm" svg:y="19.29cm">
          <text:p text:style-name="P3"><text:span text:style-name="T14">Add pla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6" draw:text-style-name="P11" draw:layer="controls" svg:width="2.021cm" svg:height="0.793cm" svg:x="2.017cm" svg:y="20.752cm">
          <draw:text-box>
            <text:p text:style-name="P11"><text:span text:style-name="T16">Cancel</text:span></text:p>
          </draw:text-box>
        </draw:frame>
        <draw:custom-shape draw:style-name="gr25" draw:text-style-name="P3" draw:layer="controls" svg:width="1.562cm" svg:height="0.562cm" svg:x="3.814cm" svg:y="20.76cm">
          <text:p text:style-name="P3"><text:span text:style-name="T14">Sav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5" draw:text-style-name="P3" draw:layer="controls" svg:x1="2.805cm" svg:y1="11.086cm" svg:x2="3.307cm" svg:y2="12.091cm">
          <text:p/>
        </draw:line>
        <draw:line draw:style-name="gr5" draw:text-style-name="P3" draw:layer="controls" svg:x1="4.498cm" svg:y1="11.191cm" svg:x2="3.916cm" svg:y2="12.012cm">
          <text:p/>
        </draw:line>
        <draw:custom-shape draw:style-name="gr18" draw:text-style-name="P3" draw:layer="controls" svg:width="1.607cm" svg:height="0.925cm" svg:x="3.05cm" svg:y="12.075cm">
          <text:p text:style-name="P3"><text:span text:style-name="T12">1.1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controls" svg:width="1.711cm" svg:height="0.925cm" svg:x="3.184cm" svg:y="22.738cm">
          <text:p text:style-name="P3"><text:span text:style-name="T12">1.1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controls" svg:x1="3.149cm" svg:y1="21.591cm" svg:x2="3.651cm" svg:y2="22.596cm">
          <text:p/>
        </draw:line>
        <draw:line draw:style-name="gr5" draw:text-style-name="P3" draw:layer="controls" svg:x1="4.498cm" svg:y1="21.566cm" svg:x2="3.889cm" svg:y2="22.542cm">
          <text:p/>
        </draw:line>
      </draw:page>
      <draw:page draw:name="page3" draw:style-name="dp1" draw:master-page-name="標準">
        <draw:custom-shape draw:style-name="gr3" draw:text-style-name="P3" draw:layer="controls" svg:width="18cm" svg:height="10.739cm" svg:x="1.541cm" svg:y="2.78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controls" svg:width="3.5cm" svg:height="1cm" svg:x="1.541cm" svg:y="2.781cm">
          <draw:text-box>
            <text:p text:style-name="P4"><text:span text:style-name="T4">Daily Todos</text:span></text:p>
          </draw:text-box>
        </draw:frame>
        <draw:line draw:style-name="gr7" draw:text-style-name="P3" draw:layer="controls" svg:x1="1.541cm" svg:y1="3.481cm" svg:x2="19.541cm" svg:y2="3.481cm">
          <text:p/>
        </draw:line>
        <draw:frame draw:style-name="gr6" draw:layer="controls" svg:width="10cm" svg:height="1cm" svg:x="3.241cm" svg:y="2.081cm">
          <draw:text-box>
            <text:p><text:span text:style-name="T5">/root/daily_todos/one_user/:user_id/:date</text:span></text:p>
          </draw:text-box>
        </draw:frame>
        <draw:frame draw:style-name="gr6" draw:layer="controls" svg:width="2.5cm" svg:height="1cm" svg:x="1.841cm" svg:y="3.581cm">
          <draw:text-box>
            <text:p><text:span text:style-name="T6">2010-02-17</text:span></text:p>
          </draw:text-box>
        </draw:frame>
        <draw:custom-shape draw:style-name="gr8" draw:text-style-name="P3" draw:layer="controls" svg:width="2.5cm" svg:height="0.5cm" svg:x="1.841cm" svg:y="3.6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controls" svg:width="1cm" svg:height="0.5cm" svg:x="4.541cm" svg:y="3.681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0" draw:layer="controls" svg:width="1.5cm" svg:height="0.611cm" svg:x="4.441cm" svg:y="3.67cm">
          <draw:text-box>
            <text:p><text:span text:style-name="T7">View</text:span></text:p>
          </draw:text-box>
        </draw:frame>
        <draw:custom-shape draw:style-name="gr11" draw:text-style-name="P3" draw:layer="controls" svg:width="17cm" svg:height="0.5cm" svg:x="2.041cm" svg:y="4.4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controls" svg:width="17cm" svg:height="1.995cm" svg:x="2.041cm" svg:y="4.9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controls" svg:width="17cm" svg:height="1cm" svg:x="2.041cm" svg:y="6.981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controls" svg:x1="5.041cm" svg:y1="4.481cm" svg:x2="5.032cm" svg:y2="8.33cm">
          <text:p/>
        </draw:line>
        <draw:line draw:style-name="gr7" draw:text-style-name="P3" draw:layer="controls" svg:x1="12.141cm" svg:y1="4.481cm" svg:x2="12.137cm" svg:y2="8.372cm">
          <text:p/>
        </draw:line>
        <draw:line draw:style-name="gr7" draw:text-style-name="P3" draw:layer="controls" svg:x1="9.641cm" svg:y1="4.523cm" svg:x2="9.637cm" svg:y2="8.372cm">
          <text:p/>
        </draw:line>
        <draw:frame draw:style-name="gr13" draw:text-style-name="P5" draw:layer="controls" svg:width="1.613cm" svg:height="0.746cm" svg:x="2.928cm" svg:y="4.389cm">
          <draw:text-box>
            <text:p><text:span text:style-name="T8">Date</text:span></text:p>
          </draw:text-box>
        </draw:frame>
        <draw:frame draw:style-name="gr13" draw:text-style-name="P5" draw:layer="controls" svg:width="1.613cm" svg:height="0.746cm" svg:x="7.141cm" svg:y="4.335cm">
          <draw:text-box>
            <text:p><text:span text:style-name="T8">Plan</text:span></text:p>
          </draw:text-box>
        </draw:frame>
        <draw:frame draw:style-name="gr13" draw:text-style-name="P5" draw:layer="controls" svg:width="1.613cm" svg:height="0.746cm" svg:x="10.128cm" svg:y="4.335cm">
          <draw:text-box>
            <text:p><text:span text:style-name="T8">Time</text:span></text:p>
          </draw:text-box>
        </draw:frame>
        <draw:frame draw:style-name="gr13" draw:text-style-name="P5" draw:layer="controls" svg:width="1.729cm" svg:height="0.746cm" svg:x="13.712cm" svg:y="4.352cm">
          <draw:text-box>
            <text:p><text:span text:style-name="T8">Result</text:span></text:p>
          </draw:text-box>
        </draw:frame>
        <draw:frame draw:style-name="gr14" draw:text-style-name="P7" draw:layer="controls" svg:width="3.2cm" svg:height="1.241cm" svg:x="1.941cm" svg:y="5.381cm">
          <draw:text-box>
            <text:p text:style-name="P6"><text:span text:style-name="T13">2010-02-17</text:span></text:p>
            <text:p text:style-name="P6"><text:span text:style-name="T10">lunch_time</text:span></text:p>
          </draw:text-box>
        </draw:frame>
        <draw:frame draw:style-name="gr14" draw:text-style-name="P9" draw:layer="controls" svg:width="3.2cm" svg:height="1.2cm" svg:x="4.841cm" svg:y="4.881cm">
          <draw:text-box>
            <text:p text:style-name="P8"><text:span text:style-name="T10">Learn ruby</text:span></text:p>
          </draw:text-box>
        </draw:frame>
        <draw:frame draw:style-name="gr14" draw:text-style-name="P9" draw:layer="controls" svg:width="3.2cm" svg:height="1.2cm" svg:x="12.041cm" svg:y="4.881cm">
          <draw:text-box>
            <text:p text:style-name="P8"><text:span text:style-name="T10">abcd...</text:span></text:p>
          </draw:text-box>
        </draw:frame>
        <draw:frame draw:style-name="gr15" draw:text-style-name="P10" draw:layer="controls" svg:width="3.2cm" svg:height="0.9cm" svg:x="9.541cm" svg:y="5.081cm">
          <draw:text-box>
            <text:p text:style-name="P10"><text:span text:style-name="T11">9:30 - 10:00</text:span></text:p>
          </draw:text-box>
        </draw:frame>
        <draw:frame draw:style-name="gr14" draw:text-style-name="P9" draw:layer="controls" svg:width="5cm" svg:height="1.2cm" svg:x="4.841cm" svg:y="5.981cm">
          <draw:text-box>
            <text:p text:style-name="P8"><text:span text:style-name="T10">Draw redmine's view</text:span></text:p>
          </draw:text-box>
        </draw:frame>
        <draw:frame draw:style-name="gr15" draw:text-style-name="P10" draw:layer="controls" svg:width="3.2cm" svg:height="0.9cm" svg:x="9.541cm" svg:y="6.081cm">
          <draw:text-box>
            <text:p text:style-name="P10"><text:span text:style-name="T11">10:00 - 11:00</text:span></text:p>
          </draw:text-box>
        </draw:frame>
        <draw:frame draw:style-name="gr19" draw:layer="controls" svg:width="2.511cm" svg:height="1.074cm" svg:x="1.167cm" svg:y="1.828cm">
          <draw:text-box>
            <text:p>1.11b</text:p>
          </draw:text-box>
        </draw:frame>
        <draw:frame draw:style-name="gr14" draw:text-style-name="P7" draw:layer="controls" svg:width="3.2cm" svg:height="1.241cm" svg:x="1.954cm" svg:y="6.882cm">
          <draw:text-box>
            <text:p text:style-name="P6"><text:span text:style-name="T13">2010-02-16</text:span></text:p>
            <text:p text:style-name="P6"><text:span text:style-name="T10">lunch_time</text:span></text:p>
          </draw:text-box>
        </draw:frame>
        <draw:line draw:style-name="gr7" draw:text-style-name="P3" draw:layer="controls" svg:x1="19.012cm" svg:y1="5.955cm" svg:x2="4.97cm" svg:y2="5.955cm">
          <text:p/>
        </draw:line>
        <draw:line draw:style-name="gr7" draw:text-style-name="P3" draw:layer="controls" svg:x1="17.103cm" svg:y1="4.476cm" svg:x2="17.103cm" svg:y2="8.372cm">
          <text:p/>
        </draw:line>
        <draw:frame draw:style-name="gr20" draw:text-style-name="P11" draw:layer="controls" svg:width="2.472cm" svg:height="0.938cm" svg:x="17.045cm" svg:y="5.151cm">
          <draw:text-box>
            <text:p text:style-name="P11"><text:span text:style-name="T9">Comment</text:span></text:p>
          </draw:text-box>
        </draw:frame>
        <draw:line draw:style-name="gr5" draw:text-style-name="P3" draw:layer="controls" svg:x1="17.41cm" svg:y1="7.593cm" svg:x2="15.824cm" svg:y2="8.455cm">
          <text:p/>
        </draw:line>
        <draw:custom-shape draw:style-name="gr18" draw:text-style-name="P3" draw:layer="controls" svg:width="1.296cm" svg:height="0.925cm" svg:x="15.174cm" svg:y="8.49cm">
          <text:p text:style-name="P3"><text:span text:style-name="T12">1.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controls" svg:width="17cm" svg:height="0.417cm" svg:x="2.032cm" svg:y="7.976cm">
          <text:p/>
          <draw:enhanced-geometry svg:viewBox="0 0 21600 21600" draw:type="rectangle" draw:enhanced-path="M 0 0 L 21600 0 21600 21600 0 21600 0 0 Z N"/>
        </draw:custom-shape>
        <draw:frame draw:style-name="gr22" draw:layer="controls" svg:width="2.355cm" svg:height="1.292cm" svg:x="2.803cm" svg:y="7.496cm">
          <draw:text-box>
            <text:p>...</text:p>
          </draw:text-box>
        </draw:frame>
        <draw:frame draw:style-name="gr20" draw:text-style-name="P11" draw:layer="controls" svg:width="2.472cm" svg:height="0.938cm" svg:x="16.966cm" svg:y="6.05cm">
          <draw:text-box>
            <text:p text:style-name="P11"><text:span text:style-name="T9">Comment</text:span></text:p>
          </draw:text-box>
        </draw:frame>
        <draw:frame draw:style-name="gr20" draw:text-style-name="P11" draw:layer="controls" svg:width="2.472cm" svg:height="0.938cm" svg:x="16.914cm" svg:y="7.056cm">
          <draw:text-box>
            <text:p text:style-name="P11"><text:span text:style-name="T9">Comment</text:span></text:p>
          </draw:text-box>
        </draw:frame>
        <draw:custom-shape draw:style-name="gr3" draw:text-style-name="P3" draw:layer="controls" svg:width="18cm" svg:height="8.886cm" svg:x="1.574cm" svg:y="15.51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controls" svg:width="3.5cm" svg:height="1cm" svg:x="1.574cm" svg:y="15.516cm">
          <draw:text-box>
            <text:p text:style-name="P4"><text:span text:style-name="T4">Daily Todos</text:span></text:p>
          </draw:text-box>
        </draw:frame>
        <draw:line draw:style-name="gr7" draw:text-style-name="P3" draw:layer="controls" svg:x1="1.574cm" svg:y1="16.216cm" svg:x2="19.574cm" svg:y2="16.216cm">
          <text:p/>
        </draw:line>
        <draw:frame draw:style-name="gr6" draw:layer="controls" svg:width="11.966cm" svg:height="1cm" svg:x="3.274cm" svg:y="14.816cm">
          <draw:text-box>
            <text:p><text:span text:style-name="T5">/root/daily_todos/one_user/:user_id/:daily_todo_entry_id</text:span></text:p>
          </draw:text-box>
        </draw:frame>
        <draw:frame draw:style-name="gr19" draw:layer="controls" svg:width="2.511cm" svg:height="1.074cm" svg:x="1.2cm" svg:y="14.563cm">
          <draw:text-box>
            <text:p>1.14</text:p>
          </draw:text-box>
        </draw:frame>
        <draw:frame draw:style-name="gr27" draw:layer="controls" svg:width="4.392cm" svg:height="0.979cm" svg:x="1.518cm" svg:y="16.227cm">
          <draw:text-box>
            <text:p><text:span text:style-name="T12">Todo's comment</text:span></text:p>
          </draw:text-box>
        </draw:frame>
        <draw:custom-shape draw:style-name="gr8" draw:text-style-name="P3" draw:layer="controls" svg:width="7.964cm" svg:height="4.339cm" svg:x="4.551cm" svg:y="17.1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controls" svg:width="7.794cm" svg:height="4.075cm" svg:x="4.642cm" svg:y="17.3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controls" svg:width="1.852cm" svg:height="0.714cm" svg:x="10.633cm" svg:y="21.847cm">
          <text:p text:style-name="P3"><text:span text:style-name="T8">Commen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8" draw:text-style-name="P11" draw:layer="controls" svg:width="2.725cm" svg:height="1.388cm" svg:x="8.647cm" svg:y="21.779cm">
          <draw:text-box>
            <text:p text:style-name="P11"><text:span text:style-name="T17">Cancel</text:span></text:p>
          </draw:text-box>
        </draw:frame>
        <draw:line draw:style-name="gr5" draw:text-style-name="P3" draw:layer="controls" svg:x1="9.578cm" svg:y1="22.524cm" svg:x2="10.292cm" svg:y2="23.45cm">
          <text:p/>
        </draw:line>
        <draw:line draw:style-name="gr5" draw:text-style-name="P3" draw:layer="controls" svg:x1="11.562cm" svg:y1="22.603cm" svg:x2="10.98cm" svg:y2="23.635cm">
          <text:p/>
        </draw:line>
        <draw:custom-shape draw:style-name="gr18" draw:text-style-name="P3" draw:layer="controls" svg:width="1.653cm" svg:height="0.925cm" svg:x="10.015cm" svg:y="23.447cm">
          <text:p text:style-name="P3"><text:span text:style-name="T12">1.1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controls" svg:width="8.123cm" svg:height="1.243cm" svg:x="9.948cm" svg:y="9.421cm">
          <text:p text:style-name="P12"><text:span text:style-name="T15">Comment .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controls" svg:width="8.07cm" svg:height="1.243cm" svg:x="10.001cm" svg:y="10.955cm">
          <text:p text:style-name="P12"><text:span text:style-name="T15">Comment .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draw:layer="controls" svg:width="1.35cm" svg:height="0.661cm" svg:x="18.162cm" svg:y="11.245cm">
          <text:p text:style-name="P3"><text:span text:style-name="T8">Dele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5" draw:text-style-name="P3" draw:layer="controls" svg:x1="18.892cm" svg:y1="12.011cm" svg:x2="18.521cm" svg:y2="12.727cm">
          <text:p/>
        </draw:line>
        <draw:custom-shape draw:style-name="gr18" draw:text-style-name="P3" draw:layer="controls" svg:width="1.296cm" svg:height="0.925cm" svg:x="17.502cm" svg:y="12.459cm">
          <text:p text:style-name="P3"><text:span text:style-name="T12">1.1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Pゴシック'" style:font-family-generic-asian="system" style:font-pitch-asian="variable" style:font-size-asian="24pt" style:language-asian="ja" style:country-asian="JP" style:font-family-complex="'VL P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VL Pゴシック'" style:font-family-generic="roman" style:font-pitch="variable" fo:font-size="18pt" fo:font-style="normal" fo:text-shadow="none" style:text-underline-style="none" fo:font-weight="normal" style:letter-kerning="true" style:font-family-asian="'VL Pゴシック'" style:font-family-generic-asian="system" style:font-pitch-asian="variable" style:font-size-asian="18pt" style:font-style-asian="normal" style:font-weight-asian="normal" style:font-family-complex="'VL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17T10:20:20</meta:creation-date>
    <dc:date>2010-02-17T12:39:43</dc:date>
    <meta:editing-duration>PT02H04M13S</meta:editing-duration>
    <meta:editing-cycles>34</meta:editing-cycles>
    <meta:generator>OpenOffice.org/3.1$Unix OpenOffice.org_project/310m19$Build-9420</meta:generator>
    <meta:document-statistic meta:object-count="191"/>
  </office:meta>
</office:document-meta>
</file>